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are" table:style-name="ta1">
        <table:shapes>
          <draw:frame draw:z-index="0" draw:style-name="gr1" draw:text-style-name="P1" svg:width="453.15pt" svg:height="255.23pt" svg:x="343.33pt" svg:y="13.55pt">
            <loext:p draw:notify-on-update-of-ranges="share.C5:share.C8 share.D5:share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5.68pt" svg:y="279.89pt">
            <loext:p draw:notify-on-update-of-ranges="share.C12:share.C15 share.D12:share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6pt" svg:x="335.62pt" svg:y="557.94pt">
            <loext:p draw:notify-on-update-of-ranges="share.C19:share.C23 share.D19:share.D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office:value-type="string" calcext:value-type="string">
            <text:p>leaf_type=broadleaved</text:p>
          </table:table-cell>
          <table:table-cell table:formula="of:=[.B5]" office:value-type="float" office:value="0.108191104867" calcext:value-type="float">
            <text:p>0.108191104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office:value-type="string" calcext:value-type="string">
            <text:p>leaf_type=needleleaved</text:p>
          </table:table-cell>
          <table:table-cell table:formula="of:=[.B6]" office:value-type="float" office:value="0.00900005923462" calcext:value-type="float">
            <text:p>0.009000059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office:value-type="string" calcext:value-type="string">
            <text:p>leaf_type=mixed</text:p>
          </table:table-cell>
          <table:table-cell table:formula="of:=[.B7]" office:value-type="float" office:value="0.0637805306801" calcext:value-type="float">
            <text:p>0.063780530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office:value-type="string" calcext:value-type="string">
            <text:p>no leaf_type</text:p>
          </table:table-cell>
          <table:table-cell table:formula="of:=1-SUM([.D5:.D7])" office:value-type="float" office:value="0.81902830521828" calcext:value-type="float">
            <text:p>0.819028305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oresttype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office:value-type="string" calcext:value-type="string">
            <text:p>farm (deprecated)</text:p>
          </table:table-cell>
          <table:table-cell table:formula="of:=[.B12]" office:value-type="float" office:value="0.0338399569776" calcext:value-type="float">
            <text:p>0.03383995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office:value-type="string" calcext:value-type="string">
            <text:p>farmland</text:p>
          </table:table-cell>
          <table:table-cell table:formula="of:=[.B13]" office:value-type="float" office:value="0.480357783826" calcext:value-type="float">
            <text:p>0.4803577838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office:value-type="string" calcext:value-type="string">
            <text:p>meadow</text:p>
          </table:table-cell>
          <table:table-cell table:formula="of:=[.B15]" office:value-type="float" office:value="0.456365083532" calcext:value-type="float">
            <text:p>0.4563650835</text:p>
          </table:table-cell>
          <table:table-cell table:number-columns-repeated="8"/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office:value-type="string" calcext:value-type="string">
            <text:p>orchard</text:p>
          </table:table-cell>
          <table:table-cell table:formula="of:=[.B16]" office:value-type="float" office:value="0.0118974295968" calcext:value-type="float">
            <text:p>0.0118974296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10"/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office:value-type="string" calcext:value-type="string">
            <text:p>Agricultural</text:p>
          </table:table-cell>
          <table:table-cell table:formula="of:=[.B19]" office:value-type="float" office:value="0.632112823955" calcext:value-type="float">
            <text:p>0.632112824</text:p>
          </table:table-cell>
          <table:table-cell table:number-columns-repeated="8"/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office:value-type="string" calcext:value-type="string">
            <text:p>Forested areas</text:p>
          </table:table-cell>
          <table:table-cell table:formula="of:=[.B20]" office:value-type="float" office:value="0.35025650945" calcext:value-type="float">
            <text:p>0.3502565095</text:p>
          </table:table-cell>
          <table:table-cell table:number-columns-repeated="8"/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office:value-type="string" calcext:value-type="string">
            <text:p>Urban</text:p>
          </table:table-cell>
          <table:table-cell table:formula="of:=[.B21]" office:value-type="float" office:value="0.190817137559" calcext:value-type="float">
            <text:p>0.1908171376</text:p>
          </table:table-cell>
          <table:table-cell table:number-columns-repeated="8"/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office:value-type="string" calcext:value-type="string">
            <text:p>Industrial</text:p>
          </table:table-cell>
          <table:table-cell table:formula="of:=[.B22]" office:value-type="float" office:value="0.0229258536552" calcext:value-type="float">
            <text:p>0.0229258537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office:value-type="string" calcext:value-type="string">
            <text:p>Water</text:p>
          </table:table-cell>
          <table:table-cell table:formula="of:=[.B23]" office:value-type="float" office:value="0.016921696003" calcext:value-type="float">
            <text:p>0.016921696</text:p>
          </table:table-cell>
          <table:table-cell table:number-columns-repeated="8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19:.D23])" office:value-type="float" office:value="1.2130340206222" calcext:value-type="float">
            <text:p>1.2130340206</text:p>
          </table:table-cell>
          <table:table-cell table:number-columns-repeated="8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n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ype</text:p>
          </table:table-cell>
          <table:table-cell office:value-type="float" office:value="0.818088881004" calcext:value-type="float">
            <text:p>0.818088881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farm</text:p>
          </table:table-cell>
          <table:table-cell office:value-type="float" office:value="0.0344440977049" calcext:value-type="float">
            <text:p>0.034444097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farmland</text:p>
          </table:table-cell>
          <table:table-cell office:value-type="float" office:value="0.488933554211" calcext:value-type="float">
            <text:p>0.488933554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eadow</text:p>
          </table:table-cell>
          <table:table-cell office:value-type="float" office:value="0.464512515092" calcext:value-type="float">
            <text:p>0.464512515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orchard</text:p>
          </table:table-cell>
          <table:table-cell office:value-type="float" office:value="0.0121098329924" calcext:value-type="float">
            <text:p>0.012109833</text:p>
          </table:table-cell>
          <table:table-cell table:number-columns-repeated="2"/>
        </table:table-row>
      </table:table>
      <table:table table:name="clc" table:style-name="ta1">
        <table:shapes>
          <draw:frame draw:z-index="0" draw:style-name="gr1" draw:text-style-name="P1" svg:width="453.46pt" svg:height="255.23pt" svg:x="248.2pt" svg:y="9.04pt">
            <loext:p draw:notify-on-update-of-ranges="clc.A1:clc.A5 clc.B1:clc.B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gri (211, 212, 222, 231)</text:p>
          </table:table-cell>
          <table:table-cell office:value-type="float" office:value="0.454786129331" calcext:value-type="float">
            <text:p>0.4547861293</text:p>
          </table:table-cell>
        </table:table-row>
        <table:table-row table:style-name="ro1">
          <table:table-cell office:value-type="string" calcext:value-type="string">
            <text:p>Forest (311, 312, 313)</text:p>
          </table:table-cell>
          <table:table-cell office:value-type="float" office:value="0.268341390391" calcext:value-type="float">
            <text:p>0.2683413904</text:p>
          </table:table-cell>
        </table:table-row>
        <table:table-row table:style-name="ro1">
          <table:table-cell office:value-type="string" calcext:value-type="string">
            <text:p>Urban (1** except 121)</text:p>
          </table:table-cell>
          <table:table-cell office:value-type="float" office:value="0.252499895561" calcext:value-type="float">
            <text:p>0.2524998956</text:p>
          </table:table-cell>
        </table:table-row>
        <table:table-row table:style-name="ro1">
          <table:table-cell office:value-type="string" calcext:value-type="string">
            <text:p>Industrial (121)</text:p>
          </table:table-cell>
          <table:table-cell office:value-type="float" office:value="0.0220734190373" calcext:value-type="float">
            <text:p>0.022073419</text:p>
          </table:table-cell>
        </table:table-row>
        <table:table-row table:style-name="ro1">
          <table:table-cell office:value-type="string" calcext:value-type="string">
            <text:p>Water (511, 512)</text:p>
          </table:table-cell>
          <table:table-cell office:value-type="float" office:value="0.0067385007409" calcext:value-type="float">
            <text:p>0.0067385007</text:p>
          </table:table-cell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33239289442" calcext:value-type="float">
            <text:p>0.3323928944</text:p>
          </table:table-cell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231067568482" calcext:value-type="float">
            <text:p>0.2310675685</text:p>
          </table:table-cell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436539537098" calcext:value-type="float">
            <text:p>0.4365395371</text:p>
          </table:table-cell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649185026504" calcext:value-type="float">
            <text:p>0.6491850265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342851634883" calcext:value-type="float">
            <text:p>0.3428516349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0796333861275" calcext:value-type="float">
            <text:p>0.0079633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1:16:55.336425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4T22:24:54.543000682</dc:date>
    <meta:editing-duration>PT4H37M50S</meta:editing-duration>
    <meta:editing-cycles>24</meta:editing-cycles>
    <dc:creator>Julien Minet</dc:creator>
    <meta:document-statistic meta:table-count="2" meta:cell-count="15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ff33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6600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5.952cm" svg:y="0.316cm" chart:style-name="ch2">
          <text:p>Share of forest type</text:p>
        </chart:title>
        <chart:subtitle svg:x="4.92cm" svg:y="1.275cm" chart:style-name="ch3">
          <text:p>for landuse=forest or natural=wood</text:p>
        </chart:subtitle>
        <chart:legend chart:legend-position="end" svg:x="11.607cm" svg:y="3.456cm" style:legend-expansion="high" chart:style-name="ch4"/>
        <chart:plot-area chart:style-name="ch5" table:cell-range-address="share.C5:share.D8" chart:data-source-has-labels="column" svg:x="0.319cm" svg:y="2.138cm" svg:width="10.969cm" svg:height="6.687cm">
          <chartooo:coordinate-region svg:x="2.46cm" svg:y="2.139cm" svg:width="6.686cm" svg:height="6.686cm"/>
          <chart:axis chart:dimension="x" chart:name="primary-x" chart:style-name="ch6" chartooo:axis-type="auto">
            <chartooo:date-scale/>
            <chart:categories table:cell-range-address="share.C5:share.C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5:share.D8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type=broadleaved</text:p>
                <draw:g>
                  <svg:desc>share.C5:share.C8</svg:desc>
                </draw:g>
              </table:table-cell>
              <table:table-cell office:value-type="float" office:value="0.108191104867">
                <text:p>0.108191104867</text:p>
                <draw:g>
                  <svg:desc>share.D5:share.D8</svg:desc>
                </draw:g>
              </table:table-cell>
            </table:table-row>
            <table:table-row>
              <table:table-cell office:value-type="string">
                <text:p>leaf_type=needleleaved</text:p>
              </table:table-cell>
              <table:table-cell office:value-type="float" office:value="0.00900005923462">
                <text:p>0.00900005923462</text:p>
              </table:table-cell>
            </table:table-row>
            <table:table-row>
              <table:table-cell office:value-type="string">
                <text:p>leaf_type=mixed</text:p>
              </table:table-cell>
              <table:table-cell office:value-type="float" office:value="0.0637805306801">
                <text:p>0.0637805306801</text:p>
              </table:table-cell>
            </table:table-row>
            <table:table-row>
              <table:table-cell office:value-type="string">
                <text:p>no leaf_type</text:p>
              </table:table-cell>
              <table:table-cell office:value-type="float" office:value="0.81902830521828">
                <text:p>0.81902830521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06cm" svg:y="0.316cm" chart:style-name="ch2">
          <text:p>Share of agricultural land-use</text:p>
        </chart:title>
        <chart:subtitle svg:x="12.612cm" svg:y="2.771cm" chart:style-name="ch3">
          <text:p>landuse =</text:p>
        </chart:subtitle>
        <chart:legend chart:legend-position="end" svg:x="12.546cm" svg:y="3.454cm" style:legend-expansion="high" chart:style-name="ch4"/>
        <chart:plot-area chart:style-name="ch5" table:cell-range-address="share.C12:share.D15" chart:data-source-has-labels="column" svg:x="0.32cm" svg:y="2.138cm" svg:width="11.906cm" svg:height="6.682cm">
          <chartooo:coordinate-region svg:x="2.932cm" svg:y="2.139cm" svg:width="6.681cm" svg:height="6.681cm"/>
          <chart:axis chart:dimension="x" chart:name="primary-x" chart:style-name="ch6" chartooo:axis-type="auto">
            <chartooo:date-scale/>
            <chart:categories table:cell-range-address="share.C12:share.C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12:share.D1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arm (deprecated)</text:p>
                <draw:g>
                  <svg:desc>share.C12:share.C15</svg:desc>
                </draw:g>
              </table:table-cell>
              <table:table-cell office:value-type="float" office:value="0.0338399569776">
                <text:p>0.0338399569776</text:p>
                <draw:g>
                  <svg:desc>share.D12:share.D15</svg:desc>
                </draw:g>
              </table:table-cell>
            </table:table-row>
            <table:table-row>
              <table:table-cell office:value-type="string">
                <text:p>farmland</text:p>
              </table:table-cell>
              <table:table-cell office:value-type="float" office:value="0.480357783826">
                <text:p>0.480357783826</text:p>
              </table:table-cell>
            </table:table-row>
            <table:table-row>
              <table:table-cell office:value-type="string">
                <text:p>meadow</text:p>
              </table:table-cell>
              <table:table-cell office:value-type="float" office:value="0.456365083532">
                <text:p>0.456365083532</text:p>
              </table:table-cell>
            </table:table-row>
            <table:table-row>
              <table:table-cell office:value-type="string">
                <text:p>orchard</text:p>
              </table:table-cell>
              <table:table-cell office:value-type="float" office:value="0.0118974295968">
                <text:p>0.0118974295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0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circle" chart:style-name="ch1">
        <chart:title svg:x="4.908cm" svg:y="0.316cm" chart:style-name="ch2">
          <text:p>Share of landuse by main type</text:p>
        </chart:title>
        <chart:legend chart:legend-position="end" svg:x="12.932cm" svg:y="3.208cm" style:legend-expansion="high" chart:style-name="ch3"/>
        <chart:plot-area chart:style-name="ch4" table:cell-range-address="share.C19:share.D23" chart:data-source-has-labels="column" svg:x="0.319cm" svg:y="1.275cm" svg:width="12.294cm" svg:height="7.551cm">
          <chartooo:coordinate-region svg:x="2.691cm" svg:y="1.276cm" svg:width="7.55cm" svg:height="7.55cm"/>
          <chart:axis chart:dimension="x" chart:name="primary-x" chart:style-name="ch5" chartooo:axis-type="auto">
            <chartooo:date-scale/>
            <chart:categories table:cell-range-address="share.C19:share.C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are.D19:share.D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gricultural</text:p>
                <draw:g>
                  <svg:desc>share.C19:share.C23</svg:desc>
                </draw:g>
              </table:table-cell>
              <table:table-cell office:value-type="float" office:value="0.632112823955">
                <text:p>0.632112823955</text:p>
                <draw:g>
                  <svg:desc>share.D19:share.D23</svg:desc>
                </draw:g>
              </table:table-cell>
            </table:table-row>
            <table:table-row>
              <table:table-cell office:value-type="string">
                <text:p>Forested areas</text:p>
              </table:table-cell>
              <table:table-cell office:value-type="float" office:value="0.35025650945">
                <text:p>0.35025650945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0.190817137559">
                <text:p>0.190817137559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0.0229258536552">
                <text:p>0.0229258536552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0.016921696003">
                <text:p>0.016921696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4b1f6f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3.749cm" svg:y="0.316cm" chart:style-name="ch2">
          <text:p>Corine Land Cover share of some classes</text:p>
        </chart:title>
        <chart:legend chart:legend-position="end" svg:x="11.459cm" svg:y="3.207cm" style:legend-expansion="high" chart:style-name="ch3"/>
        <chart:plot-area chart:style-name="ch4" table:cell-range-address="clc.A1:clc.B5" chart:data-source-has-labels="column" svg:x="0.319cm" svg:y="1.275cm" svg:width="10.821cm" svg:height="7.55cm">
          <chartooo:coordinate-region svg:x="1.955cm" svg:y="1.276cm" svg:width="7.549cm" svg:height="7.549cm"/>
          <chart:axis chart:dimension="x" chart:name="primary-x" chart:style-name="ch5" chartooo:axis-type="auto">
            <chartooo:date-scale/>
            <chart:categories table:cell-range-address="clc.A1:cl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c.B1:clc.B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gri (211, 212, 222, 231)</text:p>
                <draw:g>
                  <svg:desc>clc.A1:clc.A5</svg:desc>
                </draw:g>
              </table:table-cell>
              <table:table-cell office:value-type="float" office:value="0.454786129331">
                <text:p>0.454786129331</text:p>
                <draw:g>
                  <svg:desc>clc.B1:clc.B5</svg:desc>
                </draw:g>
              </table:table-cell>
            </table:table-row>
            <table:table-row>
              <table:table-cell office:value-type="string">
                <text:p>Forest (311, 312, 313)</text:p>
              </table:table-cell>
              <table:table-cell office:value-type="float" office:value="0.268341390391">
                <text:p>0.268341390391</text:p>
              </table:table-cell>
            </table:table-row>
            <table:table-row>
              <table:table-cell office:value-type="string">
                <text:p>Urban (1** except 121)</text:p>
              </table:table-cell>
              <table:table-cell office:value-type="float" office:value="0.252499895561">
                <text:p>0.252499895561</text:p>
              </table:table-cell>
            </table:table-row>
            <table:table-row>
              <table:table-cell office:value-type="string">
                <text:p>Industrial (121)</text:p>
              </table:table-cell>
              <table:table-cell office:value-type="float" office:value="0.0220734190373">
                <text:p>0.0220734190373</text:p>
              </table:table-cell>
            </table:table-row>
            <table:table-row>
              <table:table-cell office:value-type="string">
                <text:p>Water (511, 512)</text:p>
              </table:table-cell>
              <table:table-cell office:value-type="float" office:value="0.0067385007409">
                <text:p>0.0067385007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